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NameImpl.XmlNameImpl(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NameImpl.setLocalName(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NameImpl.setNamespaceUri( String namespace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NameImpl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NameImpl.se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NameImpl.XmlNameImpl( String namespaceUri , String localName ,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NameImpl.XmlNameImpl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NameImpl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NameImpl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NameImpl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NameImpl.XmlNam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NameImpl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NameImpl.getQualified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NameImpl.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